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family-generic="script" style:font-pitch="variable"/>
    <style:font-face style:name="Arial" svg:font-family="Arial" style:font-family-generic="swiss" style:font-pitch="variable"/>
    <style:font-face style:name="HP Simplified Light" svg:font-family="'HP Simplified Light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officeooo:paragraph-rsid="001589a4"/>
    </style:style>
    <style:style style:name="T1" style:family="text">
      <style:text-properties officeooo:rsid="001589a4"/>
    </style:style>
    <style:style style:name="T2" style:family="text">
      <style:text-properties fo:font-weight="bold" officeooo:rsid="001589a4" style:font-weight-asian="bold" style:font-weight-complex="bold"/>
    </style:style>
    <style:style style:name="T3" style:family="text">
      <style:text-properties fo:font-size="24pt" fo:font-weight="bold" officeooo:rsid="001589a4" style:font-size-asian="24pt" style:font-weight-asian="bold" style:font-size-complex="24pt" style:font-weight-complex="bold"/>
    </style:style>
    <style:style style:name="T4" style:family="text">
      <style:text-properties style:font-name="Lucida Sans Unicode" fo:font-size="24pt" fo:font-weight="bold" officeooo:rsid="001589a4" style:font-size-asian="24pt" style:font-weight-asian="bold" style:font-size-complex="24pt" style:font-weight-complex="bold"/>
    </style:style>
    <style:style style:name="T5" style:family="text">
      <style:text-properties style:font-name="Lucida Sans Unicode" fo:font-size="24pt" fo:font-weight="normal" officeooo:rsid="001589a4" style:font-size-asian="24pt" style:font-weight-asian="normal" style:font-size-complex="24pt" style:font-weight-complex="normal"/>
    </style:style>
    <style:style style:name="T6" style:family="text">
      <style:text-properties fo:font-size="32pt" fo:font-weight="bold" officeooo:rsid="001589a4" style:font-size-asian="32pt" style:font-weight-asian="bold" style:font-size-complex="32pt" style:font-weight-complex="bold"/>
    </style:style>
    <style:style style:name="T7" style:family="text">
      <style:text-properties style:font-name="HP Simplified Light" fo:font-size="24pt" fo:font-weight="bold" officeooo:rsid="001589a4" style:font-size-asian="24pt" style:font-weight-asian="bold" style:font-size-complex="24pt" style:font-weight-complex="bold"/>
    </style:style>
    <style:style style:name="T8" style:family="text">
      <style:text-properties style:font-name="HP Simplified Light" fo:font-size="24pt" fo:font-weight="normal" officeooo:rsid="001589a4" style:font-size-asian="24pt" style:font-weight-asian="normal" style:font-size-complex="24pt" style:font-weight-complex="normal"/>
    </style:style>
    <style:style style:name="T9" style:family="text">
      <style:text-properties style:font-name="Ink Free" fo:font-size="24pt" fo:font-weight="bold" officeooo:rsid="001589a4" style:font-size-asian="24pt" style:font-weight-asian="bold" style:font-size-complex="24pt" style:font-weight-complex="bold"/>
    </style:style>
    <style:style style:name="T10" style:family="text">
      <style:text-properties style:font-name="Ink Free" fo:font-size="24pt" fo:font-weight="normal" officeooo:rsid="001589a4" style:font-size-asian="24pt" style:font-weight-asian="normal" style:font-size-complex="24pt" style:font-weight-complex="normal"/>
    </style:style>
    <style:style style:name="T11" style:family="text">
      <style:text-properties style:font-name="Ink Free" fo:font-size="32pt" fo:font-weight="bold" officeooo:rsid="001589a4" style:font-size-asian="32pt" style:font-weight-asian="bold" style:font-size-complex="32pt" style:font-weight-complex="bold"/>
    </style:style>
    <style:style style:name="T12" style:family="text">
      <style:text-properties style:font-name="Arial" fo:font-size="32pt" fo:font-weight="bold" officeooo:rsid="001589a4" style:font-size-asian="32pt" style:font-weight-asian="bold" style:font-size-complex="32pt" style:font-weight-complex="bold"/>
    </style:style>
    <style:style style:name="T13" style:family="text">
      <style:text-properties fo:color="#800080" loext:opacity="100%" style:font-name="Ink Free" fo:font-size="24pt" fo:font-weight="bold" officeooo:rsid="001589a4" style:font-size-asian="24pt" style:font-weight-asian="bold" style:font-size-complex="24pt" style:font-weight-complex="bold"/>
    </style:style>
    <style:style style:name="T14" style:family="text">
      <style:text-properties fo:color="#800080" loext:opacity="100%" style:font-name="Ink Free" fo:font-size="24pt" fo:font-weight="normal" officeooo:rsid="001589a4" style:font-size-asian="24pt" style:font-weight-asian="normal" style:font-size-complex="24pt" style:font-weight-complex="normal"/>
    </style:style>
    <style:style style:name="T15" style:family="text">
      <style:text-properties fo:color="#3465a4" loext:opacity="100%" style:font-name="Ink Free" fo:font-size="24pt" fo:font-weight="bold" officeooo:rsid="001589a4" style:font-size-asian="24pt" style:font-weight-asian="bold" style:font-size-complex="24pt" style:font-weight-complex="bold"/>
    </style:style>
    <style:style style:name="T16" style:family="text">
      <style:text-properties fo:color="#3465a4" loext:opacity="100%" style:font-name="Ink Free" fo:font-size="24pt" fo:font-weight="normal" officeooo:rsid="001589a4" style:font-size-asian="24pt" style:font-weight-asian="normal" style:font-size-complex="24pt" style:font-weight-complex="normal"/>
    </style:style>
    <style:style style:name="T17" style:family="text">
      <style:text-properties fo:color="#069a2e" loext:opacity="100%" style:font-name="Ink Free" fo:font-size="24pt" fo:font-weight="bold" officeooo:rsid="001589a4" style:font-size-asian="24pt" style:font-weight-asian="bold" style:font-size-complex="24pt" style:font-weight-complex="bold"/>
    </style:style>
    <style:style style:name="T18" style:family="text">
      <style:text-properties fo:color="#ffff38" loext:opacity="100%" style:font-name="Ink Free" fo:font-size="24pt" fo:font-weight="bold" officeooo:rsid="001589a4" style:font-size-asian="24pt" style:font-weight-asian="bold" style:font-size-complex="24pt" style:font-weight-complex="bold"/>
    </style:style>
    <style:style style:name="T19" style:family="text">
      <style:text-properties fo:color="#ffd428" loext:opacity="100%" style:font-name="Ink Free" fo:font-size="24pt" fo:font-weight="bold" officeooo:rsid="001589a4" style:font-size-asian="24pt" style:font-weight-asian="bold" style:font-size-complex="24pt" style:font-weight-complex="bold"/>
    </style:style>
    <style:style style:name="T20" style:family="text">
      <style:text-properties fo:color="#ffd428" loext:opacity="100%" style:font-name="Ink Free" fo:font-size="24pt" fo:font-weight="bold" officeooo:rsid="0016bc76" style:font-size-asian="24pt" style:font-weight-asian="bold" style:font-size-complex="24pt" style:font-weight-complex="bold"/>
    </style:style>
    <style:style style:name="T21" style:family="text">
      <style:text-properties fo:color="#ffd428" loext:opacity="100%" style:font-name="Ink Free" fo:font-size="24pt" fo:font-weight="normal" officeooo:rsid="001589a4" style:font-size-asian="24pt" style:font-weight-asian="normal" style:font-size-complex="24pt" style:font-weight-complex="normal"/>
    </style:style>
    <style:style style:name="T22" style:family="text">
      <style:text-properties fo:color="#ffd428" loext:opacity="100%" style:font-name="Ink Free" fo:font-size="32pt" fo:font-weight="bold" officeooo:rsid="001589a4" style:font-size-asian="32pt" style:font-weight-asian="bold" style:font-size-complex="32pt" style:font-weight-complex="bold"/>
    </style:style>
    <style:style style:name="T23" style:family="text">
      <style:text-properties fo:color="#ff972f" loext:opacity="100%" style:font-name="Ink Free" fo:font-size="24pt" fo:font-weight="bold" officeooo:rsid="001589a4" style:font-size-asian="24pt" style:font-weight-asian="bold" style:font-size-complex="24pt" style:font-weight-complex="bold"/>
    </style:style>
    <style:style style:name="T24" style:family="text">
      <style:text-properties fo:color="#ff972f" loext:opacity="100%" style:font-name="Ink Free" fo:font-size="24pt" fo:font-weight="normal" officeooo:rsid="001589a4" style:font-size-asian="24pt" style:font-weight-asian="normal" style:font-size-complex="24pt" style:font-weight-complex="normal"/>
    </style:style>
    <style:style style:name="T25" style:family="text">
      <style:text-properties fo:color="#ff0000" loext:opacity="100%" style:font-name="Ink Free" fo:font-size="24pt" fo:font-weight="bold" officeooo:rsid="001589a4" style:font-size-asian="24pt" style:font-weight-asian="bold" style:font-size-complex="24pt" style:font-weight-complex="bold"/>
    </style:style>
    <style:style style:name="T26" style:family="text">
      <style:text-properties fo:color="#ff0000" loext:opacity="100%" style:font-name="Ink Free" fo:font-size="24pt" fo:font-weight="normal" officeooo:rsid="001589a4" style:font-size-asian="24pt" style:font-weight-asian="normal" style:font-size-complex="24pt" style:font-weight-complex="normal"/>
    </style:style>
    <style:style style:name="T27" style:family="text">
      <style:text-properties fo:color="#ff0000" loext:opacity="100%" style:font-name="Ink Free" fo:font-size="32pt" fo:font-weight="bold" officeooo:rsid="001589a4" style:font-size-asian="32pt" style:font-weight-asian="bold" style:font-size-complex="32pt" style:font-weight-complex="bold"/>
    </style:style>
    <style:style style:name="T28" style:family="text">
      <style:text-properties fo:color="#ffde59" loext:opacity="100%" style:font-name="Ink Free" fo:font-size="24pt" fo:font-weight="bold" officeooo:rsid="001589a4" style:font-size-asian="24pt" style:font-weight-asian="bold" style:font-size-complex="24pt" style:font-weight-complex="bold"/>
    </style:style>
    <style:style style:name="T29" style:family="text">
      <style:text-properties fo:color="#ffde59" loext:opacity="100%" style:font-name="Ink Free" fo:font-size="24pt" fo:font-weight="normal" officeooo:rsid="001589a4" style:font-size-asian="24pt" style:font-weight-asian="normal" style:font-size-complex="24pt" style:font-weight-complex="normal"/>
    </style:style>
    <style:style style:name="T30" style:family="text">
      <style:text-properties fo:color="#3faf46" loext:opacity="100%" style:font-name="Ink Free" fo:font-size="24pt" fo:font-weight="bold" officeooo:rsid="001589a4" style:font-size-asian="24pt" style:font-weight-asian="bold" style:font-size-complex="24pt" style:font-weight-complex="bold"/>
    </style:style>
    <style:style style:name="T31" style:family="text">
      <style:text-properties fo:color="#3faf46" loext:opacity="100%" style:font-name="Ink Free" fo:font-size="24pt" fo:font-weight="normal" officeooo:rsid="001589a4" style:font-size-asian="24pt" style:font-weight-asian="normal" style:font-size-complex="24pt" style:font-weight-complex="normal"/>
    </style:style>
    <style:style style:name="T32" style:family="text">
      <style:text-properties fo:color="#3faf46" loext:opacity="100%" style:font-name="Ink Free" fo:font-size="32pt" fo:font-weight="bold" officeooo:rsid="001589a4" style:font-size-asian="32pt" style:font-weight-asian="bold" style:font-size-complex="32pt" style:font-weight-complex="bold"/>
    </style:style>
    <style:style style:name="T33" style:family="text">
      <style:text-properties fo:color="#5983b0" loext:opacity="100%" style:font-name="Ink Free" fo:font-size="24pt" fo:font-weight="bold" officeooo:rsid="001589a4" style:font-size-asian="24pt" style:font-weight-asian="bold" style:font-size-complex="24pt" style:font-weight-complex="bold"/>
    </style:style>
    <style:style style:name="T34" style:family="text">
      <style:text-properties fo:color="#5983b0" loext:opacity="100%" style:font-name="Ink Free" fo:font-size="24pt" fo:font-weight="normal" officeooo:rsid="001589a4" style:font-size-asian="24pt" style:font-weight-asian="normal" style:font-size-complex="24pt" style:font-weight-complex="normal"/>
    </style:style>
    <style:style style:name="T35" style:family="text">
      <style:text-properties fo:color="#5983b0" loext:opacity="100%" style:font-name="Ink Free" fo:font-size="32pt" fo:font-weight="bold" officeooo:rsid="001589a4" style:font-size-asian="32pt" style:font-weight-asian="bold" style:font-size-complex="32pt" style:font-weight-complex="bold"/>
    </style:style>
    <style:style style:name="T36" style:family="text">
      <style:text-properties fo:color="#8d1d75" loext:opacity="100%" style:font-name="Ink Free" fo:font-size="24pt" fo:font-weight="bold" officeooo:rsid="001589a4" style:font-size-asian="24pt" style:font-weight-asian="bold" style:font-size-complex="24pt" style:font-weight-complex="bold"/>
    </style:style>
    <style:style style:name="T37" style:family="text">
      <style:text-properties fo:color="#8d1d75" loext:opacity="100%" style:font-name="Ink Free" fo:font-size="24pt" fo:font-weight="normal" officeooo:rsid="001589a4" style:font-size-asian="24pt" style:font-weight-asian="normal" style:font-size-complex="24pt" style:font-weight-complex="normal"/>
    </style:style>
    <style:style style:name="T38" style:family="text">
      <style:text-properties fo:color="#8d1d75" loext:opacity="100%" style:font-name="Ink Free" fo:font-size="32pt" fo:font-weight="bold" officeooo:rsid="001589a4" style:font-size-asian="32pt" style:font-weight-asian="bold" style:font-size-complex="32pt" style:font-weight-complex="bold"/>
    </style:style>
    <style:style style:name="T39" style:family="text">
      <style:text-properties fo:color="#ff8000" loext:opacity="100%" style:font-name="Ink Free" fo:font-size="24pt" fo:font-weight="bold" officeooo:rsid="001589a4" style:font-size-asian="24pt" style:font-weight-asian="bold" style:font-size-complex="24pt" style:font-weight-complex="bold"/>
    </style:style>
    <style:style style:name="T40" style:family="text">
      <style:text-properties fo:color="#ff8000" loext:opacity="100%" style:font-name="Ink Free" fo:font-size="24pt" fo:font-weight="normal" officeooo:rsid="001589a4" style:font-size-asian="24pt" style:font-weight-asian="normal" style:font-size-complex="24pt" style:font-weight-complex="normal"/>
    </style:style>
    <style:style style:name="T41" style:family="text">
      <style:text-properties fo:color="#ff8000" loext:opacity="100%" style:font-name="Ink Free" fo:font-size="32pt" fo:font-weight="bold" officeooo:rsid="001589a4" style:font-size-asian="32pt" style:font-weight-asian="bold" style:font-size-complex="32pt" style:font-weight-complex="bold"/>
    </style:style>
    <style:style style:name="T42" style:family="text">
      <style:text-properties fo:color="#f10d0c" loext:opacity="100%" style:font-name="Ink Free" fo:font-size="32pt" fo:font-weight="bold" officeooo:rsid="001589a4" style:font-size-asian="32pt" style:font-weight-asian="bold" style:font-size-complex="32pt" style:font-weight-complex="bold"/>
    </style:style>
    <style:style style:name="T43" style:family="text">
      <style:text-properties fo:color="#f10d0c" loext:opacity="100%" style:font-name="Ink Free" fo:font-size="24pt" fo:font-weight="bold" officeooo:rsid="001589a4" style:font-size-asian="24pt" style:font-weight-asian="bold" style:font-size-complex="24pt" style:font-weight-complex="bold"/>
    </style:style>
    <style:style style:name="T44" style:family="text">
      <style:text-properties fo:color="#f10d0c" loext:opacity="100%" style:font-name="Ink Free" fo:font-size="24pt" fo:font-weight="normal" officeooo:rsid="001589a4" style:font-size-asian="24pt" style:font-weight-asian="normal" style:font-size-complex="24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2">How</text:span><text:span text:style-name="T11"> </text:span><text:span text:style-name="T41">to </text:span><text:span text:style-name="T22">Not </text:span><text:span text:style-name="T32">Lose</text:span><text:span text:style-name="T11"> </text:span><text:span text:style-name="T35">Your</text:span><text:span text:style-name="T38"> Cool</text:span><text:span text:style-name="T11"><text:line-break/></text:span><text:span text:style-name="T27">Pa</text:span><text:span text:style-name="T41">use</text:span><text:span text:style-name="T11"> </text:span><text:span text:style-name="T22">&amp; </text:span><text:span text:style-name="T32">Br</text:span><text:span text:style-name="T35">ea</text:span><text:span text:style-name="T38">the</text:span><text:span text:style-name="T3"><text:line-break/></text:span><text:span text:style-name="T2"><text:line-break/><text:line-break/></text:span><text:span text:style-name="T43">1. Children aren’t giving you a hard time, they’re having a hard time.</text:span><text:span text:style-name="T9"><text:line-break/></text:span><text:span text:style-name="T23">2.</text:span><text:span text:style-name="T9"> </text:span><text:span text:style-name="T39">Misbehavior is your child’s way of telling you “I need help.”</text:span><text:span text:style-name="T9"><text:line-break/></text:span><text:span text:style-name="T28">3. </text:span><text:span text:style-name="T19">This is NOT an emergency.</text:span><text:span text:style-name="T9"> <text:line-break/></text:span><text:span text:style-name="T19">This too shall PASS.</text:span><text:span text:style-name="T9"><text:line-break/></text:span><text:span text:style-name="T30">4.</text:span><text:span text:style-name="T19"> </text:span><text:span text:style-name="T30">Is this Kind?</text:span><text:span text:style-name="T9"><text:line-break/></text:span><text:span text:style-name="T33">5. Did I say that respectfully?</text:span><text:span text:style-name="T9"><text:line-break/></text:span><text:span text:style-name="T36">6. Is this the parent I want to be? </text:span><text:span text:style-name="T9"><text:line-break/></text:span><text:span text:style-name="T25">7.</text:span><text:span text:style-name="T15"> </text:span><text:span text:style-name="T43">Is this who I want them to remember as their parent?</text:span><text:span text:style-name="T9"><text:line-break/></text:span><text:span text:style-name="T39">8.</text:span><text:span text:style-name="T13"> </text:span><text:span text:style-name="T39">Seek first to understand. Get down on their level.</text:span><text:span text:style-name="T9"><text:line-break/></text:span><text:span text:style-name="T19">9. Take a Break. </text:span><text:span text:style-name="T20">Self Care</text:span><text:span text:style-name="T9"><text:line-break/></text:span><text:span text:style-name="T30">10. Reset</text:span><text:span text:style-name="T1"><text:line-break/><text:line-break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family-generic="script" style:font-pitch="variable"/>
    <style:font-face style:name="Arial" svg:font-family="Arial" style:font-family-generic="swiss" style:font-pitch="variable"/>
    <style:font-face style:name="HP Simplified Light" svg:font-family="'HP Simplified Light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9T19:39:30.037000000</meta:creation-date>
    <meta:print-date>2022-01-29T19:56:19.265000000</meta:print-date>
    <dc:date>2022-01-29T20:03:05.132000000</dc:date>
    <meta:editing-duration>PT2M31S</meta:editing-duration>
    <meta:editing-cycles>1</meta:editing-cycles>
    <meta:document-statistic meta:table-count="0" meta:image-count="0" meta:object-count="0" meta:page-count="1" meta:paragraph-count="1" meta:word-count="93" meta:character-count="465" meta:non-whitespace-character-count="367"/>
    <meta:generator>LibreOffice/7.0.4.2$Windows_X86_64 LibreOffice_project/dcf040e67528d9187c66b2379df5ea4407429775</meta:generator>
  </office:meta>
</office:document-meta>
</file>